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4e2"/>
    </style:style>
    <style:style style:name="T1" style:family="text">
      <style:text-properties officeooo:rsid="000664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bedded Document </text:p>
      <text:p text:style-name="P1">1. Insertion</text:p>
      <text:p text:style-name="P1">db.users.insertOne({</text:p>
      <text:p text:style-name="P1">  name: "<text:span text:style-name="T1">Abdul</text:span>",</text:p>
      <text:p text:style-name="P1">  address: {</text:p>
      <text:p text:style-name="P1">    street: "abc",</text:p>
      <text:p text:style-name="P1">    city: "Ghaziabad",</text:p>
      <text:p text:style-name="P1">    state: "UP",</text:p>
      <text:p text:style-name="P1">  },</text:p>
      <text:p text:style-name="P1">});</text:p>
      <text:p text:style-name="P1"/>
      <text:p text:style-name="P1">2.push,pull,pullAll,$Elementmatch </text:p>
      <text:p text:style-name="P1"/>
      <text:p text:style-name="P1">db.users.updateOne({</text:p>
      <text:p text:style-name="P1">  name: "Abdul",</text:p>
      <text:p text:style-name="P1">}, {</text:p>
      <text:p text:style-name="P1">  $push: {</text:p>
      <text:p text:style-name="P1">    address: {</text:p>
      <text:p text:style-name="P1">      phone: "123-456-7890",</text:p>
      <text:p text:style-name="P1">    },</text:p>
      <text:p text:style-name="P1">  },</text:p>
      <text:p text:style-name="P1">});</text:p>
      <text:p text:style-name="P1">db.users.updateOne({</text:p>
      <text:p text:style-name="P1">  name: "Abdul",</text:p>
      <text:p text:style-name="P1">}, {</text:p>
      <text:p text:style-name="P1">  $pull: {</text:p>
      <text:p text:style-name="P1">    address: {</text:p>
      <text:p text:style-name="P1">      phone: "123-456-7890",</text:p>
      <text:p text:style-name="P1">    },</text:p>
      <text:p text:style-name="P1">  },</text:p>
      <text:p text:style-name="P1">});</text:p>
      <text:p text:style-name="P1">db.users.updateOne({</text:p>
      <text:p text:style-name="P1">  name: "Abdul",</text:p>
      <text:p text:style-name="P1">}, {</text:p>
      <text:p text:style-name="P1">  $pullAll: {</text:p>
      <text:p text:style-name="P1">    address: {</text:p>
      <text:p text:style-name="P1">      phone: ["123-456-7890", "555-666-7777"],</text:p>
      <text:p text:style-name="P1">    },</text:p>
      <text:p text:style-name="P1">  },</text:p>
      <text:p text:style-name="P1">});</text:p>
      <text:p text:style-name="P1">db.users.updateOne({</text:p>
      <text:p text:style-name="P1">  name: "Abdul",</text:p>
      <text:p text:style-name="P1">}, {</text:p>
      <text:p text:style-name="P1">  $pullAll: {</text:p>
      <text:p text:style-name="P1">    address: {</text:p>
      <text:p text:style-name="P1">      phone: {</text:p>
      <text:p text:style-name="P1">        $nin: phoneNumbers,</text:p>
      <text:p text:style-name="P1">      },</text:p>
      <text:p text:style-name="P1">    },</text:p>
      <text:p text:style-name="P1">  },</text:p>
      <text:p text:style-name="P1">});</text:p>
      <text:p text:style-name="P1"/>
      <text:p text:style-name="P1"><text:soft-page-break/>3. update many usingfilter</text:p>
      <text:p text:style-name="P1"><text:soft-page-break/>db.users.updateMany({</text:p>
      <text:p text:style-name="P1">  name: "Abdul",</text:p>
      <text:p text:style-name="P1">  address: {</text:p>
      <text:p text:style-name="P1">    city: "New York",</text:p>
      <text:p text:style-name="P1">  },</text:p>
      <text:p text:style-name="P1">}, {</text:p>
      <text:p text:style-name="P1">  $set: {</text:p>
      <text:p text:style-name="P1">    address: {</text:p>
      <text:p text:style-name="P1">      state: "NY",</text:p>
      <text:p text:style-name="P1">    },</text:p>
      <text:p text:style-name="P1">  },</text:p>
      <text:p text:style-name="P1">});</text:p>
      <text:p text:style-name="P1"/>
      <text:p text:style-name="P1">4. increment document</text:p>
      <text:p text:style-name="P1">db.users.updateOne({</text:p>
      <text:p text:style-name="P1">  name: "Abdul",</text:p>
      <text:p text:style-name="P1">}, {</text:p>
      <text:p text:style-name="P1">  $inc: {</text:p>
      <text:p text:style-name="P1">    age: 22,</text:p>
      <text:p text:style-name="P1">  },</text:p>
      <text:p text:style-name="P1">});</text:p>
      <text:p text:style-name="P1">5. $exist</text:p>
      <text:p text:style-name="P1"/>
      <text:p text:style-name="P1">db.users.findOne({</text:p>
      <text:p text:style-name="P1">  name: "Abdul",</text:p>
      <text:p text:style-name="P1"><text:soft-page-break/>  $exists: {</text:p>
      <text:p text:style-name="P1">    address: true,</text:p>
      <text:p text:style-name="P1">  },</text:p>
      <text:p text:style-name="P1">});</text:p>
      <text:p text:style-name="P1">Schema Design </text:p>
      <text:p text:style-name="P1">1.user on boarding </text:p>
      <text:p text:style-name="P1">const UserSchema = new mongoose.Schema({</text:p>
      <text:p text:style-name="P1">  name: {</text:p>
      <text:p text:style-name="P1">    type: String,</text:p>
      <text:p text:style-name="P1">    required: true</text:p>
      <text:p text:style-name="P1">  },</text:p>
      <text:p text:style-name="P1">  email: {</text:p>
      <text:p text:style-name="P1">    type: String,</text:p>
      <text:p text:style-name="P1">    required: true,</text:p>
      <text:p text:style-name="P1">    unique: true</text:p>
      <text:p text:style-name="P1">  },</text:p>
      <text:p text:style-name="P1">  password: {</text:p>
      <text:p text:style-name="P1">    type: String,</text:p>
      <text:p text:style-name="P1">    required: true</text:p>
      <text:p text:style-name="P1">  },</text:p>
      <text:p text:style-name="P1">});</text:p>
      <text:p text:style-name="P1"/>
      <text:p text:style-name="P1">2. session management</text:p>
      <text:p text:style-name="P1"/>
      <text:p text:style-name="P1">const SessionSchema = new mongoose.Schema({</text:p>
      <text:p text:style-name="P1">  userId: {</text:p>
      <text:p text:style-name="P1"><text:soft-page-break/>    type: mongoose.Schema.Types.ObjectId,</text:p>
      <text:p text:style-name="P1">    ref: 'User',</text:p>
      <text:p text:style-name="P1">    required: true</text:p>
      <text:p text:style-name="P1">  },</text:p>
      <text:p text:style-name="P1">  token: {</text:p>
      <text:p text:style-name="P1">    type: String,</text:p>
      <text:p text:style-name="P1">    required: true</text:p>
      <text:p text:style-name="P1">  },</text:p>
      <text:p text:style-name="P1">  expiresAt: {</text:p>
      <text:p text:style-name="P1">    type: Date,</text:p>
      <text:p text:style-name="P1">    required: true</text:p>
      <text:p text:style-name="P1">  },</text:p>
      <text:p text:style-name="P1">  // Other session-related fields</text:p>
      <text:p text:style-name="P1">});</text:p>
      <text:p text:style-name="P1"/>
      <text:p text:style-name="P1"/>
      <text:p text:style-name="P1">3. post</text:p>
      <text:p text:style-name="P1"/>
      <text:p text:style-name="P1">const PostSchema = new mongoose.Schema({</text:p>
      <text:p text:style-name="P1">  userId: {</text:p>
      <text:p text:style-name="P1">    type: mongoose.Schema.Types.ObjectId,</text:p>
      <text:p text:style-name="P1">    ref: 'User',</text:p>
      <text:p text:style-name="P1">    required: true</text:p>
      <text:p text:style-name="P1">  },</text:p>
      <text:p text:style-name="P1">  content: {</text:p>
      <text:p text:style-name="P1">    type: String,</text:p>
      <text:p text:style-name="P1"><text:soft-page-break/>    required: true</text:p>
      <text:p text:style-name="P1">  },</text:p>
      <text:p text:style-name="P1">  createdAt: {</text:p>
      <text:p text:style-name="P1">    type: Date,</text:p>
      <text:p text:style-name="P1">    default: Date.now</text:p>
      <text:p text:style-name="P1">  },</text:p>
      <text:p text:style-name="P1">  // Other post-related fields</text:p>
      <text:p text:style-name="P1">});</text:p>
      <text:p text:style-name="P1"/>
      <text:p text:style-name="P1">4. action---&gt; comment,like</text:p>
      <text:p text:style-name="P1"/>
      <text:p text:style-name="P1">const CommentSchema = new mongoose.Schema({</text:p>
      <text:p text:style-name="P1">  postId: {</text:p>
      <text:p text:style-name="P1">    type: mongoose.Schema.Types.ObjectId,</text:p>
      <text:p text:style-name="P1">    ref: 'Post',</text:p>
      <text:p text:style-name="P1">    required: true</text:p>
      <text:p text:style-name="P1">  },</text:p>
      <text:p text:style-name="P1">  userId: {</text:p>
      <text:p text:style-name="P1">    type: mongoose.Schema.Types.ObjectId,</text:p>
      <text:p text:style-name="P1">    ref: 'User',</text:p>
      <text:p text:style-name="P1">    required: true</text:p>
      <text:p text:style-name="P1">  },</text:p>
      <text:p text:style-name="P1">  content: {</text:p>
      <text:p text:style-name="P1">    type: String,</text:p>
      <text:p text:style-name="P1">    required: true</text:p>
      <text:p text:style-name="P1">  },</text:p>
      <text:p text:style-name="P1">  createdAt: {</text:p>
      <text:p text:style-name="P1">    type: Date,</text:p>
      <text:p text:style-name="P1">    default: Date.now</text:p>
      <text:p text:style-name="P1">  },</text:p>
      <text:p text:style-name="P1">  // Other comment-related fields</text:p>
      <text:p text:style-name="P1">});</text:p>
      <text:p text:style-name="P1"/>
      <text:p text:style-name="P1">const LikeSchema = new mongoose.Schema({</text:p>
      <text:p text:style-name="P1">  postId: {</text:p>
      <text:p text:style-name="P1">    type: mongoose.Schema.Types.ObjectId,</text:p>
      <text:p text:style-name="P1">    ref: 'Post',</text:p>
      <text:p text:style-name="P1">    required: true</text:p>
      <text:p text:style-name="P1">  },</text:p>
      <text:p text:style-name="P1">  userId: {</text:p>
      <text:p text:style-name="P1">    type: mongoose.Schema.Types.ObjectId,</text:p>
      <text:p text:style-name="P1">    ref: 'User',</text:p>
      <text:p text:style-name="P1">    required: true</text:p>
      <text:p text:style-name="P1">  },</text:p>
      <text:p text:style-name="P1">  // Other like-related fields</text:p>
      <text:p text:style-name="P1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5:29:34.405415020</meta:creation-date>
    <dc:date>2023-07-17T15:29:47.692170275</dc:date>
    <meta:editing-duration>PT14S</meta:editing-duration>
    <meta:editing-cycles>1</meta:editing-cycles>
    <meta:document-statistic meta:table-count="0" meta:image-count="0" meta:object-count="0" meta:page-count="6" meta:paragraph-count="163" meta:word-count="306" meta:character-count="2417" meta:non-whitespace-character-count="1895"/>
    <meta:generator>LibreOffice/7.3.7.2$Linux_X86_64 LibreOffice_project/30$Build-2</meta:generator>
  </office:meta>
</office:document-meta>
</file>